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200%" fo:text-indent="0cm" style:auto-text-indent="true"/>
    </style:style>
    <style:style style:name="P2" style:family="paragraph" style:parent-style-name="Standard">
      <style:paragraph-properties fo:margin-left="0cm" fo:margin-right="0cm" fo:line-height="200%" fo:text-indent="0cm" style:auto-text-inden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rges concibió un punto donde ocurría la convergencia de todo el planeta; no es imposible que existan otros lugares donde suceda algo similar. Por ejemplo, en la esquina de México-Xochimilco y Tlalpan, en Ciudad de México, hay un puesto de periódicos donde, ocasionalmente, alguien desaparece. La simetría no es perfecta, pero sí probable.</text:p>
      <text:p text:style-name="P1">Hay una aparente analogía con los célebres y abrumadores secuestros de esa ciudad; pero en un secuestro hay trauma, hay desgarramiento, pérdida y tortura. En el caso de dicha esquina, la gente simplemente deja de existir.</text:p>
      <text:p text:style-name="P1">Hice el descubrimiento hace varias semanas; yo iba en un ómnibus, cuando vi a una mujer que pasó por detrás de la caseta de periódicos y luego no surgió por el otro lado. Pensé en una ilusión causada por el movimiento de los peatones y mi distracción. En ese momento se me ocurrió escribir un relato sobre una esquina de la Ciudad de México, donde la gente deja de existir. <text:s/>Me pareció un cliché, no obstante, durante sucesivos días, seguí fijándome en ese lugar y la ilusión se repitió varias veces.</text:p>
      <text:p text:style-name="P1">El lunes pasado me bajé del ómnibus. Un poco de paranoia me mantuvo alejado de la caseta, y el miedo por una posible recaída en mi enfermedad – padezco de un trastorno semejante a la esquizofrenia – <text:s/>me mantuvo escéptico. Me quedé observando, hasta que finalmente sucedió. Una mujer, parecida a la del primer día, pasó por delante de mi. La seguí con la vista y de pronto ya no estaba. Fue como pestañear, no vi el momento del suceso, la mujer no “desapareció”, no ocurrió nada, dejó de existir.</text:p>
      <text:p text:style-name="P1">Durante los siguientes tres días visité la esquina, estuve todo lo atento que pude. Llegué a la conclusión de que nadie desaparece, excepto la misma mujer, una y otra vez. Es una señora anónima, como de 40 años, de baja estatura, y de aspecto promedio. No siempre va vestida igual.</text:p>
      <text:p text:style-name="P1">Ayer traté de hablar con ella, pero no me respondió, traté de detenerla tocándole un hombro y siguió de largo, como si yo no estuviera. El contacto con su cuerpo fue extraño. <text:soft-page-break/>Inmediatamente después ya no estaba. Nunca he visto de donde llega, solo aparece caminando, para perderse de la misma manera.</text:p>
      <text:p text:style-name="P1">Hoy también la vi, aunque no me bajé del ómnibus. Una vez más desaparecía detrás del puesto de periódicos, una vez más con una ropa distinta.</text:p>
      <text:p text:style-name="P1">No creo que sea un fantasma, sino un accidente en el tiempo, quizás existan varios a lo largo del planeta y el universo, quizás el aleph de Borges era uno de esos accidentes, mucho más elaborado y complejo; también más útil y glamoroso que una mujer de mediana edad, llegando y desapareciendo en una esquina de México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s" fo:country="ES" style:letter-kerning="true" style:font-name-asian="Droid Sans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DejaVu Sans Condensed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" style:font-size-asian="18pt" style:font-weight-asian="bold" style:font-name-complex="DejaVu Sans Condense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guel Iglesias</meta:initial-creator>
    <meta:creation-date>2011-10-12T21:09:34</meta:creation-date>
    <dc:date>2011-10-18T01:34:15.46</dc:date>
    <meta:editing-duration>PT5M18S</meta:editing-duration>
    <meta:editing-cycles>5</meta:editing-cycles>
    <meta:generator>LibreOffice/3.3$Win32 LibreOffice_project/330m19$Build-6</meta:generator>
    <meta:document-statistic meta:table-count="0" meta:image-count="0" meta:object-count="0" meta:page-count="2" meta:paragraph-count="8" meta:word-count="456" meta:character-count="2596"/>
  </office:meta>
</office:document-meta>
</file>